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99.75pt" style:type="right"/>
          <style:tab-stop style:position="421118.90pt" style:type="right"/>
          <style:tab-stop style:position="-2.75pt"/>
          <style:tab-stop style:position="93.65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99.75pt" style:type="right"/>
          <style:tab-stop style:position="421118.90pt" style:type="right"/>
          <style:tab-stop style:position="-2.75pt"/>
          <style:tab-stop style:position="93.65pt"/>
        </style:tab-stops>
      </style:paragraph-properties>
    </style:style>
    <style:style style:name="P6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9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12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15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left" fo:margin-left="2.75pt" fo:text-indent="-2.75pt">
        <style:tab-stops>
          <style:tab-stop style:position="93.60pt"/>
          <style:tab-stop style:position="3286.95pt" style:type="right"/>
          <style:tab-stop style:position="421118.90pt" style:type="right"/>
          <style:tab-stop style:position="1622.85pt"/>
          <style:tab-stop style:position="93.65pt"/>
        </style:tab-stops>
      </style:paragraph-properties>
    </style:style>
    <style:style style:name="P42" style:family="paragraph">
      <style:paragraph-properties fo:line-height="100.00%" fo:text-align="left"/>
    </style:style>
    <style:style style:name="TableColumn0100" style:family="table-column">
      <style:table-column-properties style:column-width="1.338194in"/>
    </style:style>
    <style:style style:name="TableColumn0101" style:family="table-column">
      <style:table-column-properties style:column-width="1.338889in"/>
    </style:style>
    <style:style style:name="TableColumn0102" style:family="table-column">
      <style:table-column-properties style:column-width="1.338194in"/>
    </style:style>
    <style:style style:name="TableColumn0103" style:family="table-column">
      <style:table-column-properties style:column-width="1.338889in"/>
    </style:style>
    <style:style style:name="TableColumn0104" style:family="table-column">
      <style:table-column-properties style:column-width="1.343056in"/>
    </style:style>
    <style:style style:name="Table01" style:family="table">
      <style:table-properties style:width="6.69722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1389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001" style:family="table-cell">
      <style:table-cell-properties fo:border-top="0.001389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002" style:family="table-cell">
      <style:table-cell-properties fo:border-top="0.001389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003" style:family="table-cell">
      <style:table-cell-properties fo:border-top="0.001389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004" style:family="table-cell">
      <style:table-cell-properties fo:border-top="0.001389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1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2" style:family="table-row">
      <style:table-row-properties style:min-row-height="0.924306in"/>
    </style:style>
    <style:style style:name="TableCell0102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2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3" style:family="table-row">
      <style:table-row-properties style:min-row-height="1.420833in"/>
    </style:style>
    <style:style style:name="TableCell0103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3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4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5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6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6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7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7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7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8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8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8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9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9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09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0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0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0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1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1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1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202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203" style:family="table-cell">
      <style:table-cell-properties fo:border-top="0.000694in solid #000000" fo:border-left="0.001389in solid #000000" fo:border-right="0.000694in solid #000000" fo:border-bottom="0.001389in solid #000000" fo:padding-left="0.038194in" fo:padding-right="0.038194in" fo:vertical-align="top" fo:background-color="#ffffff"/>
    </style:style>
    <style:style style:name="TableCell011204" style:family="table-cell">
      <style:table-cell-properties fo:border-top="0.000694in solid #000000" fo:border-left="0.001389in solid #000000" fo:border-right="0.001389in solid #000000" fo:border-bottom="0.001389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>Glossario</text:span></text:p>
      <text:p text:style-name="P2"><text:span text:style-name="T3"/></text:p>
      <text:p text:style-name="P2"><text:span text:style-name="T4">Definizioni</text:span></text:p>
      <text:p text:style-name="P2"><text:span text:style-name="T5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4"><text:span text:style-name="T6">Termine</text:span><text:span text:style-name="T7"/></text:p>
          </table:table-cell>
          <table:table-cell table:style-name="TableCell010001">
            <text:p text:style-name="P4"><text:span text:style-name="T8">Definizione e informazioni</text:span><text:span text:style-name="T9"/></text:p>
          </table:table-cell>
          <table:table-cell table:style-name="TableCell010002">
            <text:p text:style-name="P4"><text:span text:style-name="T10">Formato</text:span><text:span text:style-name="T11"/></text:p>
          </table:table-cell>
          <table:table-cell table:style-name="TableCell010003">
            <text:p text:style-name="P4"><text:span text:style-name="T12">Regole di Validazione</text:span><text:span text:style-name="T13"/></text:p>
          </table:table-cell>
          <table:table-cell table:style-name="TableCell010004">
            <text:p text:style-name="P4"><text:span text:style-name="T14">Sinonimi</text:span><text:span text:style-name="T15"/></text:p>
          </table:table-cell>
        </table:table-row>
        <table:table-row table:style-name="TableRow0101">
          <table:table-cell table:style-name="TableCell010100">
            <text:p text:style-name="P7"><text:span text:style-name="T16">Proprietario</text:span><text:span text:style-name="T17"/></text:p>
          </table:table-cell>
          <table:table-cell table:style-name="TableCell010101">
            <text:p text:style-name="P7"><text:span text:style-name="T18">Utente possessore di una o più proprietà che possono essere affittate da terze parti</text:span><text:span text:style-name="T19"/></text:p>
          </table:table-cell>
          <table:table-cell table:style-name="TableCell010102">
            <text:p text:style-name="P7"><text:span text:style-name="T19"/></text:p>
          </table:table-cell>
          <table:table-cell table:style-name="TableCell010103">
            <text:p text:style-name="P7"><text:span text:style-name="T19"/></text:p>
          </table:table-cell>
          <table:table-cell table:style-name="TableCell010104">
            <text:p text:style-name="P7"><text:span text:style-name="T20">Locatore, Affittuario</text:span><text:span text:style-name="T21"/></text:p>
          </table:table-cell>
        </table:table-row>
        <table:table-row table:style-name="TableRow0102">
          <table:table-cell table:style-name="TableCell010200">
            <text:p text:style-name="P10"><text:span text:style-name="T22">Viaggiatore</text:span><text:span text:style-name="T23"/></text:p>
          </table:table-cell>
          <table:table-cell table:style-name="TableCell010201">
            <text:p text:style-name="P10"><text:span text:style-name="T24">Utente che a seguito di una prenotazione può occupare un immobile affittato</text:span><text:span text:style-name="T25"/></text:p>
          </table:table-cell>
          <table:table-cell table:style-name="TableCell010202">
            <text:p text:style-name="P10"><text:span text:style-name="T25"/></text:p>
          </table:table-cell>
          <table:table-cell table:style-name="TableCell010203">
            <text:p text:style-name="P10"><text:span text:style-name="T25"/></text:p>
          </table:table-cell>
          <table:table-cell table:style-name="TableCell010204">
            <text:p text:style-name="P10"><text:span text:style-name="T26">Inquilino, Cliente</text:span><text:span text:style-name="T27"/></text:p>
          </table:table-cell>
        </table:table-row>
        <table:table-row table:style-name="TableRow0103">
          <table:table-cell table:style-name="TableCell010300">
            <text:p text:style-name="P13"><text:span text:style-name="T28">Amministratore</text:span><text:span text:style-name="T29"/></text:p>
          </table:table-cell>
          <table:table-cell table:style-name="TableCell010301">
            <text:p text:style-name="P13"><text:span text:style-name="T30">Controlla e gestisce gli utenti e le loro informazioni, si occupa delle principali attività di gestione del sistema nel suo complesso</text:span><text:span text:style-name="T31"/></text:p>
          </table:table-cell>
          <table:table-cell table:style-name="TableCell010302">
            <text:p text:style-name="P13"><text:span text:style-name="T31"/></text:p>
          </table:table-cell>
          <table:table-cell table:style-name="TableCell010303">
            <text:p text:style-name="P13"><text:span text:style-name="T31"/></text:p>
          </table:table-cell>
          <table:table-cell table:style-name="TableCell010304">
            <text:p text:style-name="P13"><text:span text:style-name="T32">Controllore</text:span><text:span text:style-name="T33"/></text:p>
          </table:table-cell>
        </table:table-row>
        <table:table-row table:style-name="TableRow0104">
          <table:table-cell table:style-name="TableCell010400">
            <text:p text:style-name="P16"><text:span text:style-name="T34">Locazione</text:span><text:span text:style-name="T35"/></text:p>
          </table:table-cell>
          <table:table-cell table:style-name="TableCell010401">
            <text:p text:style-name="P16"><text:span text:style-name="T36">Entità astratta del sistema che rappresenta una qualsiasi delle specifiche tipologie di immobili presenti<text:s/></text:span><text:span text:style-name="T37"/></text:p>
          </table:table-cell>
          <table:table-cell table:style-name="TableCell010402">
            <text:p text:style-name="P16"><text:span text:style-name="T38">Racchiude le seguenti tipologie:</text:span></text:p>
            <text:p text:style-name="P16"><text:span text:style-name="T38">-albergo</text:span></text:p>
            <text:p text:style-name="P16"><text:span text:style-name="T38">-appartamento</text:span></text:p>
            <text:p text:style-name="P16"><text:span text:style-name="T38">-bed&amp;breakfast</text:span></text:p>
            <text:p text:style-name="P16"><text:span text:style-name="T38">-casa vacanza</text:span></text:p>
            <text:p text:style-name="P16"><text:span text:style-name="T38">-ostello</text:span><text:span text:style-name="T39"/></text:p>
          </table:table-cell>
          <table:table-cell table:style-name="TableCell010403">
            <text:p text:style-name="P16"><text:span text:style-name="T39"/></text:p>
          </table:table-cell>
          <table:table-cell table:style-name="TableCell010404">
            <text:p text:style-name="P16"><text:span text:style-name="T40"><text:s text:c="8"/></text:span></text:p>
            <text:p text:style-name="P17"><text:span text:style-name="T40"><text:s/>--\--</text:span><text:span text:style-name="T41"/></text:p>
          </table:table-cell>
        </table:table-row>
        <table:table-row table:style-name="TableRow0105">
          <table:table-cell table:style-name="TableCell010500">
            <text:p text:style-name="P19"><text:span text:style-name="T42">Aiuto</text:span><text:span text:style-name="T43"/></text:p>
          </table:table-cell>
          <table:table-cell table:style-name="TableCell010501">
            <text:p text:style-name="P19"><text:span text:style-name="T44">Indicauna domanda espressa da un utente riguardo il sistema, con annessa risposta</text:span><text:span text:style-name="T45"/></text:p>
          </table:table-cell>
          <table:table-cell table:style-name="TableCell010502">
            <text:p text:style-name="P19"><text:span text:style-name="T46">E'composta da:</text:span></text:p>
            <text:p text:style-name="P19"><text:span text:style-name="T46">-domanda</text:span></text:p>
            <text:p text:style-name="P19"><text:span text:style-name="T46">-risposta</text:span><text:span text:style-name="T47"/></text:p>
          </table:table-cell>
          <table:table-cell table:style-name="TableCell010503">
            <text:p text:style-name="P19"><text:span text:style-name="T47"/></text:p>
          </table:table-cell>
          <table:table-cell table:style-name="TableCell010504">
            <text:p text:style-name="P19"><text:span text:style-name="T48"><text:s/>Domanda</text:span><text:span text:style-name="T49"/></text:p>
          </table:table-cell>
        </table:table-row>
        <table:table-row table:style-name="TableRow0106">
          <table:table-cell table:style-name="TableCell010600">
            <text:p text:style-name="P21"><text:span text:style-name="T50">Casa Vacanza</text:span><text:span text:style-name="T51"/></text:p>
          </table:table-cell>
          <table:table-cell table:style-name="TableCell010601">
            <text:p text:style-name="P21"><text:span text:style-name="T52">Struttura per turisti alternativa a quelle convenzionali, con gestione parzialmente indipendente per quanto riguarda i servizi principali</text:span><text:span text:style-name="T53"/></text:p>
          </table:table-cell>
          <table:table-cell table:style-name="TableCell010602">
            <text:p text:style-name="P21"><text:span text:style-name="T53"/></text:p>
          </table:table-cell>
          <table:table-cell table:style-name="TableCell010603">
            <text:p text:style-name="P21"><text:span text:style-name="T53"/></text:p>
          </table:table-cell>
          <table:table-cell table:style-name="TableCell010604">
            <text:p text:style-name="P22"><text:span text:style-name="T53"/></text:p>
            <text:p text:style-name="P22"><text:span text:style-name="T54">--\--</text:span><text:span text:style-name="T55"/></text:p>
          </table:table-cell>
        </table:table-row>
        <table:table-row table:style-name="TableRow0107">
          <table:table-cell table:style-name="TableCell010700">
            <text:p text:style-name="P24"><text:span text:style-name="T55"/></text:p>
            <text:p text:style-name="P24"><text:span text:style-name="T56">Prezzo</text:span></text:p>
            <text:p text:style-name="P24"><text:span text:style-name="T57"/></text:p>
          </table:table-cell>
          <table:table-cell table:style-name="TableCell010701">
            <text:p text:style-name="P24"><text:span text:style-name="T58">Inteso come prezzo comprendente il solo pernottamento per una notte</text:span><text:span text:style-name="T59"/></text:p>
          </table:table-cell>
          <table:table-cell table:style-name="TableCell010702">
            <text:p text:style-name="P24"><text:span text:style-name="T59"/></text:p>
          </table:table-cell>
          <table:table-cell table:style-name="TableCell010703">
            <text:p text:style-name="P24"><text:span text:style-name="T59"/></text:p>
          </table:table-cell>
          <table:table-cell table:style-name="TableCell010704">
            <text:p text:style-name="P25"><text:span text:style-name="T59"/></text:p>
            <text:p text:style-name="P25"><text:span text:style-name="T60">--\--</text:span><text:span text:style-name="T61"/></text:p>
          </table:table-cell>
        </table:table-row>
        <table:table-row table:style-name="TableRow0108">
          <table:table-cell table:style-name="TableCell010800">
            <text:p text:style-name="P27"><text:span text:style-name="T61"/></text:p>
            <text:p text:style-name="P27"><text:span text:style-name="T62">Prezzo pernottamento</text:span></text:p>
            <text:p text:style-name="P27"><text:span text:style-name="T63"/></text:p>
          </table:table-cell>
          <table:table-cell table:style-name="TableCell010801">
            <text:p text:style-name="P27"><text:span text:style-name="T64">Inteso come totale ottenuto moltiplicando il prezzo per il numero di giorni richiesti<text:s/></text:span><text:span text:style-name="T65"/></text:p>
          </table:table-cell>
          <table:table-cell table:style-name="TableCell010802">
            <text:p text:style-name="P27"><text:span text:style-name="T65"/></text:p>
          </table:table-cell>
          <table:table-cell table:style-name="TableCell010803">
            <text:p text:style-name="P27"><text:span text:style-name="T65"/></text:p>
          </table:table-cell>
          <table:table-cell table:style-name="TableCell010804">
            <text:p text:style-name="P28"><text:span text:style-name="T65"/></text:p>
            <text:p text:style-name="P28"><text:span text:style-name="T65"/></text:p>
            <text:p text:style-name="P28"><text:span text:style-name="T65"/></text:p>
            <text:p text:style-name="P28"><text:span text:style-name="T66">--\--</text:span><text:span text:style-name="T67"/></text:p>
          </table:table-cell>
        </table:table-row>
        <table:table-row table:style-name="TableRow0109">
          <table:table-cell table:style-name="TableCell010900">
            <text:p text:style-name="P30"><text:span text:style-name="T67"/></text:p>
            <text:p text:style-name="P30"><text:span text:style-name="T67"/></text:p>
            <text:p text:style-name="P30"><text:span text:style-name="T67"/></text:p>
            <text:p text:style-name="P30"><text:span text:style-name="T67"/></text:p>
            <text:p text:style-name="P30"><text:span text:style-name="T68">Prezzo con servizi</text:span></text:p>
            <text:p text:style-name="P30"><text:span text:style-name="T69"/></text:p>
          </table:table-cell>
          <table:table-cell table:style-name="TableCell010901">
            <text:p text:style-name="P30"><text:span text:style-name="T70">Inteso come totale ottenutosommando al “prezzo pernottamento” la quantità risultante moltiplicando il costo giornaliero dei servizi scelti per il numero di giorni richiesti</text:span><text:span text:style-name="T71"/></text:p>
          </table:table-cell>
          <table:table-cell table:style-name="TableCell010902">
            <text:p text:style-name="P30"><text:span text:style-name="T71"/></text:p>
          </table:table-cell>
          <table:table-cell table:style-name="TableCell010903">
            <text:p text:style-name="P30"><text:span text:style-name="T71"/></text:p>
          </table:table-cell>
          <table:table-cell table:style-name="TableCell010904">
            <text:p text:style-name="P31"><text:span text:style-name="T71"/></text:p>
            <text:p text:style-name="P31"><text:span text:style-name="T71"/></text:p>
            <text:p text:style-name="P31"><text:span text:style-name="T71"/></text:p>
            <text:p text:style-name="P31"><text:span text:style-name="T71"/></text:p>
            <text:p text:style-name="P31"><text:span text:style-name="T71"/></text:p>
            <text:p text:style-name="P31"><text:span text:style-name="T72">--\--</text:span><text:span text:style-name="T73"/></text:p>
          </table:table-cell>
        </table:table-row>
        <table:table-row table:style-name="TableRow0110">
          <table:table-cell table:style-name="TableCell011000">
            <text:p text:style-name="P33"><text:span text:style-name="T73"/></text:p>
            <text:p text:style-name="P33"><text:span text:style-name="T74">Più posti</text:span></text:p>
            <text:p text:style-name="P33"><text:span text:style-name="T75"/></text:p>
          </table:table-cell>
          <table:table-cell table:style-name="TableCell011001">
            <text:p text:style-name="P33"><text:span text:style-name="T76">Riferito, nell'ambito della prenotazione, alle locazioni che possono essere prenotate da più utenti nelle stesse date<text:s/></text:span><text:span text:style-name="T77"/></text:p>
          </table:table-cell>
          <table:table-cell table:style-name="TableCell011002">
            <text:p text:style-name="P33"><text:span text:style-name="T78">Include le seguenti tipologie:</text:span></text:p>
            <text:p text:style-name="P33"><text:span text:style-name="T78">-albergo</text:span></text:p>
            <text:p text:style-name="P33"><text:span text:style-name="T78">-bed&amp;breakfast</text:span></text:p>
            <text:p text:style-name="P33"><text:span text:style-name="T78">-ostello</text:span><text:span text:style-name="T79"/></text:p>
          </table:table-cell>
          <table:table-cell table:style-name="TableCell011003">
            <text:p text:style-name="P33"><text:span text:style-name="T79"/></text:p>
          </table:table-cell>
          <table:table-cell table:style-name="TableCell011004">
            <text:p text:style-name="P34"><text:span text:style-name="T79"/></text:p>
            <text:p text:style-name="P34"><text:span text:style-name="T79"/></text:p>
            <text:p text:style-name="P34"><text:span text:style-name="T79"/></text:p>
            <text:p text:style-name="P34"><text:span text:style-name="T80">--\--</text:span><text:span text:style-name="T81"/></text:p>
          </table:table-cell>
        </table:table-row>
        <table:table-row table:style-name="TableRow0111">
          <table:table-cell table:style-name="TableCell011100">
            <text:p text:style-name="P36"><text:span text:style-name="T81"/></text:p>
            <text:p text:style-name="P36"><text:span text:style-name="T81"/></text:p>
            <text:p text:style-name="P36"><text:span text:style-name="T82">Singolo posto</text:span></text:p>
            <text:p text:style-name="P36"><text:span text:style-name="T83"/></text:p>
          </table:table-cell>
          <table:table-cell table:style-name="TableCell011101">
            <text:p text:style-name="P36"><text:span text:style-name="T84">Riferito, nell'ambito della prenotazione, alle locazioni che possono essere prenotate da un unico utente per ciascuna data<text:s/></text:span><text:span text:style-name="T85"/></text:p>
          </table:table-cell>
          <table:table-cell table:style-name="TableCell011102">
            <text:p text:style-name="P36"><text:span text:style-name="T86">Include le seguenti tipologie:</text:span></text:p>
            <text:p text:style-name="P36"><text:span text:style-name="T86">-appartamento</text:span></text:p>
            <text:p text:style-name="P36"><text:span text:style-name="T86">-casa vacanza</text:span><text:span text:style-name="T87"/></text:p>
          </table:table-cell>
          <table:table-cell table:style-name="TableCell011103">
            <text:p text:style-name="P36"><text:span text:style-name="T87"/></text:p>
          </table:table-cell>
          <table:table-cell table:style-name="TableCell011104">
            <text:p text:style-name="P37"><text:span text:style-name="T87"/></text:p>
            <text:p text:style-name="P37"><text:span text:style-name="T87"/></text:p>
            <text:p text:style-name="P37"><text:span text:style-name="T87"/></text:p>
            <text:p text:style-name="P37"><text:span text:style-name="T88">--\--</text:span><text:span text:style-name="T89"/></text:p>
          </table:table-cell>
        </table:table-row>
        <table:table-row table:style-name="TableRow0112">
          <table:table-cell table:style-name="TableCell011200">
            <text:p text:style-name="P39"><text:span text:style-name="T89"/></text:p>
            <text:p text:style-name="P39"><text:span text:style-name="T89"/></text:p>
            <text:p text:style-name="P39"><text:span text:style-name="T90">Recensione</text:span></text:p>
            <text:p text:style-name="P39"><text:span text:style-name="T91"/></text:p>
          </table:table-cell>
          <table:table-cell table:style-name="TableCell011201">
            <text:p text:style-name="P39"><text:span text:style-name="T92">Valutazione personale che un viaggiatore può esprimere riguardo una locazione<text:s/></text:span><text:span text:style-name="T93"/></text:p>
          </table:table-cell>
          <table:table-cell table:style-name="TableCell011202">
            <text:p text:style-name="P39"><text:span text:style-name="T94">Valutazioni possibili da 0 a 5</text:span><text:span text:style-name="T95"/></text:p>
          </table:table-cell>
          <table:table-cell table:style-name="TableCell011203">
            <text:p text:style-name="P39"><text:span text:style-name="T95"/></text:p>
          </table:table-cell>
          <table:table-cell table:style-name="TableCell011204">
            <text:p text:style-name="P40"><text:span text:style-name="T95"/></text:p>
            <text:p text:style-name="P40"><text:span text:style-name="T95"/></text:p>
            <text:p text:style-name="P40"><text:span text:style-name="T96">--\--</text:span><text:span text:style-name="T97"/></text:p>
          </table:table-cell>
        </table:table-row>
      </table:table>
      <text:p text:style-name="P42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